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center" fo:margin-top="3.00pt" fo:margin-bottom="6.00pt"/>
    </style:style>
    <style:style style:name="P3" style:family="paragraph">
      <style:paragraph-properties fo:line-height="120.00%" fo:text-align="left" fo:margin-bottom="7.00pt"/>
    </style:style>
    <style:style style:name="P4" style:family="paragraph">
      <style:paragraph-properties fo:line-height="100.00%" fo:text-align="center" fo:margin-top="3.00pt" fo:margin-bottom="6.00p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159.30pt"/>
          <style:tab-stop style:position="3286.95pt" style:type="center"/>
          <style:tab-stop style:position="421118.95pt" style:type="right"/>
        </style:tab-stops>
      </style:paragraph-properties>
    </style:style>
    <style:style style:name="P51" style:family="paragraph">
      <style:paragraph-properties fo:line-height="100.00%" fo:text-align="left"/>
    </style:style>
    <style:style style:name="TableColumn0100" style:family="table-column">
      <style:table-column-properties style:column-width="2.250000in"/>
    </style:style>
    <style:style style:name="TableColumn0101" style:family="table-column">
      <style:table-column-properties style:column-width="1.125000in"/>
    </style:style>
    <style:style style:name="TableColumn0102" style:family="table-column">
      <style:table-column-properties style:column-width="9.186111in"/>
    </style:style>
    <style:style style:name="Table01" style:family="table">
      <style:table-properties style:width="12.561111in" fo:margin-left="0.000000in" style:writing-mode="lr" table:align="left" style:may-break-between-rows="true"/>
    </style:style>
    <style:style style:name="TableRow0100" style:family="table-row">
      <style:table-row-properties style:min-row-height="0.177083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Custom file format for models</text:span></text:p>
      <text:p text:style-name="P2"><text:span text:style-name="T2">Data Types</text:span></text:p>
      <text:p text:style-name="P3"><text:span text:style-name="T2">All fields are little endian.</text:span></text:p>
      <text:p text:style-name="P3"><text:span text:style-name="T2">ux<text:s/></text:span><text:span text:style-name="T3">–</text:span><text:span text:style-name="T4"><text:s/>Unsigned x-bit integer</text:span></text:p>
      <text:p text:style-name="P3"><text:span text:style-name="T5">ix<text:s/></text:span><text:span text:style-name="T6">–</text:span><text:span text:style-name="T7"><text:s/>Signed x-bit integer</text:span></text:p>
      <text:p text:style-name="P3"><text:span text:style-name="T8">float<text:s/></text:span><text:span text:style-name="T9">–</text:span><text:span text:style-name="T10"><text:s/>32-bit IEEE 754 floating point value</text:span></text:p>
      <text:p text:style-name="P3"><text:span text:style-name="T11">boolean<text:s/></text:span><text:span text:style-name="T12">–</text:span><text:span text:style-name="T13"><text:s/>32-bit true/false variable, value may only be 1 (true) or 0 (false)</text:span></text:p>
      <text:p text:style-name="P3"><text:span text:style-name="T14">ASCII string<text:s/></text:span><text:span text:style-name="T15">–</text:span><text:span text:style-name="T16"><text:s/>null-terminated string using the 7-bit UTF8-compatible ASCII character set. MUST have padding after to round to 4 bytes to keep alignment.</text:span></text:p>
      <text:p text:style-name="P3"><text:span text:style-name="T17">UTF8 string<text:s/></text:span><text:span text:style-name="T18">–</text:span><text:span text:style-name="T19"><text:s/>UTF8-encoded string using the unicode character set. Characters are either 1, 2, 3, or 4 bytes long. MUST have padding after to round to 4 bytes to keep alignment.</text:span></text:p>
      <text:p text:style-name="P3"><text:span text:style-name="T20"><text:tab/><text:tab/>Starts with a u8 for string length (0 is valid - it means the string is empty)</text:span></text:p>
      <text:p text:style-name="P3"><text:span text:style-name="T20">Vec[x]<text:s/></text:span><text:span text:style-name="T21">–</text:span><text:span text:style-name="T22"><text:s/>x-length packed array of floats</text:span></text:p>
      <text:p text:style-name="P4"><text:span text:style-name="T23">File Structure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6"><text:span text:style-name="T25">Field Name</text:span><text:span text:style-name="T26"/></text:p>
          </table:table-cell>
          <table:table-cell table:style-name="TableCell010001">
            <text:p text:style-name="P6"><text:span text:style-name="T27">Field Type</text:span><text:span text:style-name="T28"/></text:p>
          </table:table-cell>
          <table:table-cell table:style-name="TableCell010002">
            <text:p text:style-name="P6"><text:span text:style-name="T29">Description</text:span><text:span text:style-name="T30"/></text:p>
          </table:table-cell>
        </table:table-row>
        <table:table-row table:style-name="TableRow0101">
          <table:table-cell table:style-name="TableCell010100">
            <text:p text:style-name="P9"><text:span text:style-name="T31">Magic</text:span><text:span text:style-name="T32"/></text:p>
          </table:table-cell>
          <table:table-cell table:style-name="TableCell010101">
            <text:p text:style-name="P9"><text:span text:style-name="T33">u32</text:span><text:span text:style-name="T34"/></text:p>
          </table:table-cell>
          <table:table-cell table:style-name="TableCell010102">
            <text:p text:style-name="P9"><text:span text:style-name="T35">0xaaeecdbb</text:span><text:span text:style-name="T36"/></text:p>
          </table:table-cell>
        </table:table-row>
        <table:table-row table:style-name="TableRow0102">
          <table:table-cell table:style-name="TableCell010200">
            <text:p text:style-name="P11"><text:span text:style-name="T37">Indices Count</text:span><text:span text:style-name="T38"/></text:p>
          </table:table-cell>
          <table:table-cell table:style-name="TableCell010201">
            <text:p text:style-name="P11"><text:span text:style-name="T39">u32</text:span><text:span text:style-name="T40"/></text:p>
          </table:table-cell>
          <table:table-cell table:style-name="TableCell010202">
            <text:p text:style-name="P11"><text:span text:style-name="T41">If 0 then glDrawArrays is used.</text:span><text:span text:style-name="T42"/></text:p>
          </table:table-cell>
        </table:table-row>
        <table:table-row table:style-name="TableRow0103">
          <table:table-cell table:style-name="TableCell010300">
            <text:p text:style-name="P13"><text:span text:style-name="T43">Vertex attributes</text:span><text:span text:style-name="T44"/></text:p>
          </table:table-cell>
          <table:table-cell table:style-name="TableCell010301">
            <text:p text:style-name="P13"><text:span text:style-name="T45">u32</text:span><text:span text:style-name="T46"/></text:p>
          </table:table-cell>
          <table:table-cell table:style-name="TableCell010302">
            <text:p text:style-name="P13"><text:span text:style-name="T47">VERTEX_COORDINATES = 1&lt;&lt;0<text:s text:c="4"/>(float x,y,z)</text:span></text:p>
            <text:p text:style-name="P13"><text:span text:style-name="T48"/></text:p>
            <text:p text:style-name="P13"><text:span text:style-name="T49">COLOUR = 1&lt;&lt;1 (u32, rgba 4xu8) (unimplemented in blender export script)</text:span></text:p>
            <text:p text:style-name="P13"><text:span text:style-name="T50"/></text:p>
            <text:p text:style-name="P13"><text:span text:style-name="T51">TEXTURE_COORDINATES = 1&lt;&lt;2<text:s text:c="3"/>(u16,u16<text:s text:c="2"/>normalised)</text:span></text:p>
            <text:p text:style-name="P13"><text:span text:style-name="T52"/></text:p>
            <text:p text:style-name="P13"><text:span text:style-name="T53">NORMALS = 1&lt;&lt;3<text:s text:c="3"/>(i32, z10y10x10 lsb</text:span><text:span text:style-name="T54">→</text:span><text:span text:style-name="T55">msb-2) The two most significant bits are not used.</text:span></text:p>
            <text:p text:style-name="P13"><text:span text:style-name="T56"/></text:p>
            <text:p text:style-name="P13"><text:span text:style-name="T57">BONE_INDICES= 1&lt;&lt;4 (u8,u8,u8,u8) Indices into bones array. Requires BONE_WEIGHTS.</text:span></text:p>
            <text:p text:style-name="P13"><text:span text:style-name="T58"/></text:p>
            <text:p text:style-name="P13"><text:span text:style-name="T59">VERTEX_WEIGHTS = 1&lt;&lt;5 (u8,u8,u8,u8) NormalisedFloats, use 4 weights of 0 for a static vertex. Requires BONE_INDICES.</text:span></text:p>
            <text:p text:style-name="P13"><text:span text:style-name="T60"/></text:p>
            <text:p text:style-name="P13"><text:span text:style-name="T61">TANGENTS = 1&lt;&lt;6 (i32, z10y10x10 lsb</text:span><text:span text:style-name="T62">→</text:span><text:span text:style-name="T63">msb-2) The two most significant bits are not used. Requires NORMALS.</text:span></text:p>
            <text:p text:style-name="P13"><text:span text:style-name="T64"/></text:p>
            <text:p text:style-name="P13"><text:span text:style-name="T65">Each attribute type should be used no more than once.</text:span><text:span text:style-name="T66"/></text:p>
          </table:table-cell>
        </table:table-row>
        <table:table-row table:style-name="TableRow0104">
          <table:table-cell table:style-name="TableCell010400">
            <text:p text:style-name="P15"><text:span text:style-name="T67">isInterleaved</text:span><text:span text:style-name="T68"/></text:p>
          </table:table-cell>
          <table:table-cell table:style-name="TableCell010401">
            <text:p text:style-name="P15"><text:span text:style-name="T69">boolean (u32)</text:span><text:span text:style-name="T70"/></text:p>
          </table:table-cell>
          <table:table-cell table:style-name="TableCell010402">
            <text:p text:style-name="P15"><text:span text:style-name="T71">If true the vertex data is grouped by vertex, if false the data is grouped by attribute</text:span><text:span text:style-name="T72"/></text:p>
          </table:table-cell>
        </table:table-row>
        <table:table-row table:style-name="TableRow0105">
          <table:table-cell table:style-name="TableCell010500">
            <text:p text:style-name="P17"><text:span text:style-name="T73">Vertex count</text:span><text:span text:style-name="T74"/></text:p>
          </table:table-cell>
          <table:table-cell table:style-name="TableCell010501">
            <text:p text:style-name="P17"><text:span text:style-name="T75">u32</text:span><text:span text:style-name="T76"/></text:p>
          </table:table-cell>
          <table:table-cell table:style-name="TableCell010502">
            <text:p text:style-name="P17"><text:span text:style-name="T77">If &gt;65536, indices are stored as u32 instead of u16</text:span><text:span text:style-name="T78"/></text:p>
          </table:table-cell>
        </table:table-row>
        <table:table-row table:style-name="TableRow0106">
          <table:table-cell table:style-name="TableCell010600">
            <text:p text:style-name="P19"><text:span text:style-name="T79">Vertex Data</text:span><text:span text:style-name="T80"/></text:p>
          </table:table-cell>
          <table:table-cell table:style-name="TableCell010601">
            <text:p text:style-name="P19"><text:span text:style-name="T80"/></text:p>
          </table:table-cell>
          <table:table-cell table:style-name="TableCell010602">
            <text:p text:style-name="P19"><text:span text:style-name="T80"/></text:p>
          </table:table-cell>
        </table:table-row>
        <table:table-row table:style-name="TableRow0107">
          <table:table-cell table:style-name="TableCell010700">
            <text:p text:style-name="P21"><text:span text:style-name="T81">Index Data</text:span><text:span text:style-name="T82"/></text:p>
          </table:table-cell>
          <table:table-cell table:style-name="TableCell010701">
            <text:p text:style-name="P21"><text:span text:style-name="T82"/></text:p>
          </table:table-cell>
          <table:table-cell table:style-name="TableCell010702">
            <text:p text:style-name="P21"><text:span text:style-name="T82"/></text:p>
          </table:table-cell>
        </table:table-row>
        <table:table-row table:style-name="TableRow0108">
          <table:table-cell table:style-name="TableCell010800">
            <text:p text:style-name="P23"><text:span text:style-name="T82"/></text:p>
          </table:table-cell>
          <table:table-cell table:style-name="TableCell010801">
            <text:p text:style-name="P23"><text:span text:style-name="T82"/></text:p>
          </table:table-cell>
          <table:table-cell table:style-name="TableCell010802">
            <text:p text:style-name="P23"><text:span text:style-name="T82"/></text:p>
          </table:table-cell>
        </table:table-row>
        <table:table-row table:style-name="TableRow0109">
          <table:table-cell table:style-name="TableCell010900">
            <text:p text:style-name="P25"><text:span text:style-name="T83">Region Count</text:span><text:span text:style-name="T84"/></text:p>
          </table:table-cell>
          <table:table-cell table:style-name="TableCell010901">
            <text:p text:style-name="P25"><text:span text:style-name="T85">u32</text:span><text:span text:style-name="T86"/></text:p>
          </table:table-cell>
          <table:table-cell table:style-name="TableCell010902">
            <text:p text:style-name="P25"><text:span text:style-name="T86"/></text:p>
          </table:table-cell>
        </table:table-row>
        <table:table-row table:style-name="TableRow0110">
          <table:table-cell table:style-name="TableCell011000">
            <text:p text:style-name="P27"><text:span text:style-name="T87">Region[i].firstIndex</text:span><text:span text:style-name="T88"/></text:p>
          </table:table-cell>
          <table:table-cell table:style-name="TableCell011001">
            <text:p text:style-name="P27"><text:span text:style-name="T89">u32</text:span><text:span text:style-name="T90"/></text:p>
          </table:table-cell>
          <table:table-cell table:style-name="TableCell011002">
            <text:p text:style-name="P27"><text:span text:style-name="T91">First index at which this material takes effect</text:span><text:span text:style-name="T92"/></text:p>
          </table:table-cell>
        </table:table-row>
        <table:table-row table:style-name="TableRow0111">
          <table:table-cell table:style-name="TableCell011100">
            <text:p text:style-name="P29"><text:span text:style-name="T93">Region[i].indexVertexCount</text:span><text:span text:style-name="T94"/></text:p>
          </table:table-cell>
          <table:table-cell table:style-name="TableCell011101">
            <text:p text:style-name="P29"><text:span text:style-name="T95">u32</text:span><text:span text:style-name="T96"/></text:p>
          </table:table-cell>
          <table:table-cell table:style-name="TableCell011102">
            <text:p text:style-name="P29"><text:span text:style-name="T97">Number of indices/vertices for which this material applies. Counts vertices if index_count == 0.</text:span><text:span text:style-name="T98"/></text:p>
          </table:table-cell>
        </table:table-row>
        <table:table-row table:style-name="TableRow0112">
          <table:table-cell table:style-name="TableCell011200">
            <text:p text:style-name="P31"><text:span text:style-name="T99">Region[i].colour</text:span></text:p>
          </table:table-cell>
          <table:table-cell table:style-name="TableCell011201">
            <text:p text:style-name="P31"><text:span text:style-name="T99">[3]f32</text:span></text:p>
          </table:table-cell>
          <table:table-cell table:style-name="TableCell011202">
            <text:p text:style-name="P31"><text:span text:style-name="T99"/></text:p>
          </table:table-cell>
        </table:table-row>
        <table:table-row table:style-name="TableRow0113">
          <table:table-cell table:style-name="TableCell011300">
            <text:p text:style-name="P33"><text:span text:style-name="T101">Region[i].materialName</text:span><text:span text:style-name="T102"/></text:p>
          </table:table-cell>
          <table:table-cell table:style-name="TableCell011301">
            <text:p text:style-name="P33"><text:span text:style-name="T103">UTF8String</text:span><text:span text:style-name="T104"/></text:p>
          </table:table-cell>
          <table:table-cell table:style-name="TableCell011302">
            <text:p text:style-name="P33"><text:span text:style-name="T105">(No data about materials is exported from blender other than the name)</text:span><text:span text:style-name="T106"/></text:p>
          </table:table-cell>
        </table:table-row>
        <table:table-row table:style-name="TableRow0114">
          <table:table-cell table:style-name="TableCell011400">
            <text:p text:style-name="P35"><text:span text:style-name="T106"/></text:p>
          </table:table-cell>
          <table:table-cell table:style-name="TableCell011401">
            <text:p text:style-name="P35"><text:span text:style-name="T106"/></text:p>
          </table:table-cell>
          <table:table-cell table:style-name="TableCell011402">
            <text:p text:style-name="P35"><text:span text:style-name="T106"/></text:p>
          </table:table-cell>
        </table:table-row>
        <table:table-row table:style-name="TableRow0115">
          <table:table-cell table:style-name="TableCell011500">
            <text:p text:style-name="P37"><text:span text:style-name="T107">Bone Count</text:span><text:span text:style-name="T108"/></text:p>
          </table:table-cell>
          <table:table-cell table:style-name="TableCell011501">
            <text:p text:style-name="P37"><text:span text:style-name="T109">u32</text:span><text:span text:style-name="T110"/></text:p>
          </table:table-cell>
          <table:table-cell table:style-name="TableCell011502">
            <text:p text:style-name="P37"><text:span text:style-name="T110"/></text:p>
          </table:table-cell>
        </table:table-row>
        <table:table-row table:style-name="TableRow0116">
          <table:table-cell table:style-name="TableCell011600">
            <text:p text:style-name="P39"><text:span text:style-name="T111">bones[i].head</text:span><text:span text:style-name="T112"/></text:p>
          </table:table-cell>
          <table:table-cell table:style-name="TableCell011601">
            <text:p text:style-name="P39"><text:span text:style-name="T113">vec3</text:span><text:span text:style-name="T114"/></text:p>
          </table:table-cell>
          <table:table-cell table:style-name="TableCell011602">
            <text:p text:style-name="P39"><text:span text:style-name="T115">Start position of bone in 3D space</text:span><text:span text:style-name="T116"/></text:p>
          </table:table-cell>
        </table:table-row>
        <table:table-row table:style-name="TableRow0117">
          <table:table-cell table:style-name="TableCell011700">
            <text:p text:style-name="P41"><text:span text:style-name="T117">bones[i].tail</text:span><text:span text:style-name="T118"/></text:p>
          </table:table-cell>
          <table:table-cell table:style-name="TableCell011701">
            <text:p text:style-name="P41"><text:span text:style-name="T119">vec3</text:span><text:span text:style-name="T120"/></text:p>
          </table:table-cell>
          <table:table-cell table:style-name="TableCell011702">
            <text:p text:style-name="P41"><text:span text:style-name="T121">End position of bone in 3D space</text:span><text:span text:style-name="T122"/></text:p>
          </table:table-cell>
        </table:table-row>
        <table:table-row table:style-name="TableRow0118">
          <table:table-cell table:style-name="TableCell011800">
            <text:p text:style-name="P43"><text:span text:style-name="T123">bones[i].parent</text:span><text:span text:style-name="T124"/></text:p>
          </table:table-cell>
          <table:table-cell table:style-name="TableCell011801">
            <text:p text:style-name="P43"><text:span text:style-name="T125">int</text:span><text:span text:style-name="T126"/></text:p>
          </table:table-cell>
          <table:table-cell table:style-name="TableCell011802">
            <text:p text:style-name="P43"><text:span text:style-name="T127">Index into bones array. Negative value for root bone(s)</text:span><text:span text:style-name="T128"/></text:p>
          </table:table-cell>
        </table:table-row>
        <table:table-row table:style-name="TableRow0119">
          <table:table-cell table:style-name="TableCell011900">
            <text:p text:style-name="P45"><text:span text:style-name="T129">bones[i].name</text:span><text:span text:style-name="T130"/></text:p>
          </table:table-cell>
          <table:table-cell table:style-name="TableCell011901">
            <text:p text:style-name="P45"><text:span text:style-name="T131">UTF8string</text:span><text:span text:style-name="T132"/></text:p>
          </table:table-cell>
          <table:table-cell table:style-name="TableCell011902">
            <text:p text:style-name="P45"><text:span text:style-name="T132"/></text:p>
          </table:table-cell>
        </table:table-row>
        <table:table-row table:style-name="TableRow0120">
          <table:table-cell table:style-name="TableCell012000">
            <text:p text:style-name="P47"><text:span text:style-name="T132"/></text:p>
          </table:table-cell>
          <table:table-cell table:style-name="TableCell012001">
            <text:p text:style-name="P47"><text:span text:style-name="T132"/></text:p>
          </table:table-cell>
          <table:table-cell table:style-name="TableCell012002">
            <text:p text:style-name="P47"><text:span text:style-name="T132"/></text:p>
          </table:table-cell>
        </table:table-row>
        <table:table-row table:style-name="TableRow0121">
          <table:table-cell table:style-name="TableCell012100">
            <text:p text:style-name="P49"><text:span text:style-name="T133">Bone Names Hash (if bones count &gt;0)</text:span><text:span text:style-name="T134"/></text:p>
          </table:table-cell>
          <table:table-cell table:style-name="TableCell012101">
            <text:p text:style-name="P49"><text:span text:style-name="T135">u8[20]</text:span><text:span text:style-name="T136"/></text:p>
          </table:table-cell>
          <table:table-cell table:style-name="TableCell012102">
            <text:p text:style-name="P49"><text:span text:style-name="T136"/></text:p>
          </table:table-cell>
        </table:table-row>
      </table:table>
      <text:p text:style-name="P51"><text:span text:style-name="T136"/></text:p>
      <text:p text:style-name="P51"><text:span text:style-name="T137">All models should face<text:s text:c="2"/>-Z by default (-Y in Blender when using the blender export script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